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AB44DCF82E707E3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8" style:family="table-row">
      <style:table-row-properties style:min-row-height="0.953cm" fo:keep-together="auto"/>
    </style:style>
    <style:style style:name="Table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2" style:family="table-row">
      <style:table-row-properties style:min-row-height="0.115cm" fo:keep-together="auto"/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8" style:family="table-row">
      <style:table-row-properties style:min-row-height="0.975cm" fo:keep-together="auto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01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42" style:family="table-row">
      <style:table-row-properties style:min-row-height="0.803cm" fo:keep-together="auto"/>
    </style:style>
    <style:style style:name="Table4.A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padding="0cm" fo:border="none"/>
      <style:text-properties officeooo:rsid="00435a21" officeooo:paragraph-rsid="00435a21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4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2" style:family="paragraph" style:parent-style-name="Standard">
      <style:paragraph-properties fo:margin-top="0cm" fo:margin-bottom="0cm" loext:contextual-spacing="false" fo:line-height="100%" fo:padding="0cm" fo:border="none"/>
      <style:text-properties officeooo:rsid="001809db" officeooo:paragraph-rsid="001809db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fo:color="#000000" officeooo:rsid="00186d90" officeooo:paragraph-rsid="00186d90"/>
    </style:style>
    <style:style style:name="P14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809db" officeooo:paragraph-rsid="001809db"/>
    </style:style>
    <style:style style:name="P15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f32cc" officeooo:paragraph-rsid="001f32cc"/>
    </style:style>
    <style:style style:name="P16" style:family="paragraph" style:parent-style-name="Standard">
      <style:paragraph-properties fo:margin-top="0cm" fo:margin-bottom="0cm" loext:contextual-spacing="false" fo:line-height="100%" fo:padding="0cm" fo:border="none"/>
      <style:text-properties officeooo:rsid="002f62d5" officeooo:paragraph-rsid="002f62d5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8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5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b34c5" officeooo:paragraph-rsid="001b34c5" style:font-name-asian="Trebuchet MS1" style:font-size-asian="12pt" style:font-name-complex="Trebuchet MS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0893" officeooo:paragraph-rsid="00210893" style:font-name-asian="Trebuchet MS1" style:font-size-asian="12pt" style:font-name-complex="Trebuchet MS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4543" officeooo:paragraph-rsid="00224543" style:font-name-asian="Trebuchet MS1" style:font-size-asian="12pt" style:font-name-complex="Trebuchet MS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0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2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style:font-name-asian="Trebuchet MS1" style:font-size-asian="12pt" style:font-name-complex="Trebuchet MS1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style:font-name-asian="Trebuchet MS1" style:font-size-asian="12pt" style:font-name-complex="Trebuchet MS1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style:font-name-asian="Trebuchet MS1" style:font-size-asian="12pt" style:font-name-complex="Trebuchet MS1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style:font-name-asian="Trebuchet MS1" style:font-size-asian="12pt" style:font-name-complex="Trebuchet MS1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c006d" officeooo:paragraph-rsid="003c006d" style:font-name-asian="Trebuchet MS1" style:font-size-asian="12pt" style:font-name-complex="Trebuchet MS1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53591" officeooo:paragraph-rsid="00453591" style:font-name-asian="Trebuchet MS1" style:font-size-asian="12pt" style:font-name-complex="Trebuchet MS1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98396" officeooo:paragraph-rsid="00498396" style:font-name-asian="Trebuchet MS1" style:font-size-asian="12pt" style:font-name-complex="Trebuchet MS1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f7b5" officeooo:paragraph-rsid="004af7b5" style:font-name-asian="Trebuchet MS1" style:font-size-asian="12pt" style:font-name-complex="Trebuchet MS1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bee30" officeooo:paragraph-rsid="004bee30" style:font-name-asian="Trebuchet MS1" style:font-size-asian="12pt" style:font-name-complex="Trebuchet MS1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#00ffff" style:font-name-asian="Trebuchet MS1" style:font-size-asian="12pt" style:font-name-complex="Trebuchet MS1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#00ffff" style:font-name-asian="Trebuchet MS1" style:font-size-asian="12pt" style:font-name-complex="Trebuchet MS1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fo:background-color="#00ffff" style:font-name-asian="Trebuchet MS1" style:font-size-asian="12pt" style:font-name-complex="Trebuchet MS1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#00ffff" style:font-name-asian="Trebuchet MS1" style:font-size-asian="12pt" style:font-name-complex="Trebuchet MS1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transparent" style:font-name-asian="Trebuchet MS1" style:font-size-asian="12pt" style:font-name-complex="Trebuchet MS1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98396" officeooo:paragraph-rsid="00498396" fo:background-color="transparent" style:font-name-asian="Trebuchet MS1" style:font-size-asian="12pt" style:font-name-complex="Trebuchet MS1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be6c" officeooo:paragraph-rsid="004abe6c" fo:background-color="transparent" style:font-name-asian="Trebuchet MS1" style:font-size-asian="12pt" style:font-name-complex="Trebuchet MS1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b9e6" officeooo:paragraph-rsid="0040b9e6" fo:background-color="transparent" style:font-name-asian="Trebuchet MS1" style:font-size-asian="12pt" style:font-name-complex="Trebuchet MS1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f7b5" officeooo:paragraph-rsid="004af7b5" fo:background-color="transparent" style:font-name-asian="Trebuchet MS1" style:font-size-asian="12pt" style:font-name-complex="Trebuchet MS1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bee30" officeooo:paragraph-rsid="004bee30" fo:background-color="transparent" style:font-name-asian="Trebuchet MS1" style:font-size-asian="12pt" style:font-name-complex="Trebuchet MS1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e5401" officeooo:paragraph-rsid="004e5401" fo:background-color="transparent" style:font-name-asian="Trebuchet MS1" style:font-size-asian="12pt" style:font-name-complex="Trebuchet MS1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21ae" officeooo:paragraph-rsid="005021ae" fo:background-color="transparent" style:font-name-asian="Trebuchet MS1" style:font-size-asian="12pt" style:font-name-complex="Trebuchet MS1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f4a0" officeooo:paragraph-rsid="0050f4a0" fo:background-color="transparent" style:font-name-asian="Trebuchet MS1" style:font-size-asian="12pt" style:font-name-complex="Trebuchet MS1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2827e" officeooo:paragraph-rsid="0052827e" fo:background-color="transparent" style:font-name-asian="Trebuchet MS1" style:font-size-asian="12pt" style:font-name-complex="Trebuchet MS1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53481" officeooo:paragraph-rsid="00553481" fo:background-color="transparent" style:font-name-asian="Trebuchet MS1" style:font-size-asian="12pt" style:font-name-complex="Trebuchet MS1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#66ffff" style:font-name-asian="Trebuchet MS1" style:font-size-asian="12pt" style:font-name-complex="Trebuchet MS1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#66ffff" style:font-name-asian="Trebuchet MS1" style:font-size-asian="12pt" style:font-name-complex="Trebuchet MS1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#66ffff" style:font-name-asian="Trebuchet MS1" style:font-size-asian="12pt" style:font-name-complex="Trebuchet MS1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e5401" officeooo:paragraph-rsid="004e5401" fo:background-color="#fff200" style:font-name-asian="Trebuchet MS1" style:font-size-asian="12pt" style:font-name-complex="Trebuchet MS1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2827e" officeooo:paragraph-rsid="0052827e" fo:background-color="#fff200" style:font-name-asian="Trebuchet MS1" style:font-size-asian="12pt" style:font-name-complex="Trebuchet MS1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21ae" officeooo:paragraph-rsid="005021ae" fo:background-color="#fff200" style:font-name-asian="Trebuchet MS1" style:font-size-asian="12pt" style:font-name-complex="Trebuchet MS1" style:font-size-complex="12pt"/>
    </style:style>
    <style:style style:name="P64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officeooo:rsid="001d8d58" officeooo:paragraph-rsid="001d8d58"/>
    </style:style>
    <style:style style:name="P65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Trebuchet MS" fo:font-size="12pt" officeooo:rsid="0061ea11" officeooo:paragraph-rsid="0061ea11" fo:background-color="transparent" style:font-name-asian="Trebuchet MS1" style:font-size-asian="12pt" style:font-name-complex="Trebuchet MS1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8140c" officeooo:paragraph-rsid="0058140c" fo:background-color="transparent" style:font-name-asian="Trebuchet MS1" style:font-size-asian="12pt" style:font-name-complex="Trebuchet MS1" style:font-size-complex="1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transparent" style:font-name-asian="Trebuchet MS1" style:font-size-asian="12pt" style:font-name-complex="Trebuchet MS1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transparent" style:font-name-asian="Trebuchet MS1" style:font-size-asian="12pt" style:font-name-complex="Trebuchet MS1" style:font-size-complex="12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53481" officeooo:paragraph-rsid="00553481" fo:background-color="transparent" style:font-name-asian="Trebuchet MS1" style:font-size-asian="12pt" style:font-name-complex="Trebuchet MS1" style:font-size-complex="12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f4a0" officeooo:paragraph-rsid="0050f4a0" fo:background-color="transparent" style:font-name-asian="Trebuchet MS1" style:font-size-asian="12pt" style:font-name-complex="Trebuchet MS1" style:font-size-complex="12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e5401" officeooo:paragraph-rsid="004e5401" fo:background-color="transparent" style:font-name-asian="Trebuchet MS1" style:font-size-asian="12pt" style:font-name-complex="Trebuchet MS1" style:font-size-complex="12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e5401" officeooo:paragraph-rsid="004e5401" fo:background-color="transparent" style:font-name-asian="Trebuchet MS1" style:font-size-asian="12pt" style:font-name-complex="Trebuchet MS1" style:font-size-complex="12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f7b5" officeooo:paragraph-rsid="004af7b5" fo:background-color="transparent" style:font-name-asian="Trebuchet MS1" style:font-size-asian="12pt" style:font-name-complex="Trebuchet MS1" style:font-size-complex="12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bee30" officeooo:paragraph-rsid="004bee30" fo:background-color="transparent" style:font-name-asian="Trebuchet MS1" style:font-size-asian="12pt" style:font-name-complex="Trebuchet MS1" style:font-size-complex="12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bee30" officeooo:paragraph-rsid="004bee30" fo:background-color="transparent" style:font-name-asian="Trebuchet MS1" style:font-size-asian="12pt" style:font-name-complex="Trebuchet MS1" style:font-size-complex="12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21ae" officeooo:paragraph-rsid="005021ae" fo:background-color="transparent" style:font-name-asian="Trebuchet MS1" style:font-size-asian="12pt" style:font-name-complex="Trebuchet MS1" style:font-size-complex="12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97fa7" officeooo:paragraph-rsid="00597fa7" fo:background-color="transparent" style:font-name-asian="Trebuchet MS1" style:font-size-asian="12pt" style:font-name-complex="Trebuchet MS1" style:font-size-complex="12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2827e" officeooo:paragraph-rsid="0052827e" fo:background-color="transparent" style:font-name-asian="Trebuchet MS1" style:font-size-asian="12pt" style:font-name-complex="Trebuchet MS1" style:font-size-complex="12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53591" officeooo:paragraph-rsid="00453591" fo:background-color="transparent" style:font-name-asian="Trebuchet MS1" style:font-size-asian="12pt" style:font-name-complex="Trebuchet MS1" style:font-size-complex="12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af7d1" officeooo:paragraph-rsid="005af7d1" fo:background-color="transparent" style:font-name-asian="Trebuchet MS1" style:font-size-asian="12pt" style:font-name-complex="Trebuchet MS1" style:font-size-complex="12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c3d66" officeooo:paragraph-rsid="005c3d66" fo:background-color="transparent" style:font-name-asian="Trebuchet MS1" style:font-size-asian="12pt" style:font-name-complex="Trebuchet MS1" style:font-size-complex="12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6012f6" officeooo:paragraph-rsid="006012f6" fo:background-color="transparent" style:font-name-asian="Trebuchet MS1" style:font-size-asian="12pt" style:font-name-complex="Trebuchet MS1" style:font-size-complex="12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#66ffff" style:font-name-asian="Trebuchet MS1" style:font-size-asian="12pt" style:font-name-complex="Trebuchet MS1" style:font-size-complex="12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f4a0" officeooo:paragraph-rsid="0050f4a0" fo:background-color="#66ffff" style:font-name-asian="Trebuchet MS1" style:font-size-asian="12pt" style:font-name-complex="Trebuchet MS1" style:font-size-complex="12pt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e5401" officeooo:paragraph-rsid="004e5401" fo:background-color="#66ffff" style:font-name-asian="Trebuchet MS1" style:font-size-asian="12pt" style:font-name-complex="Trebuchet MS1" style:font-size-complex="12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f7b5" officeooo:paragraph-rsid="004af7b5" fo:background-color="#66ffff" style:font-name-asian="Trebuchet MS1" style:font-size-asian="12pt" style:font-name-complex="Trebuchet MS1" style:font-size-complex="12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bee30" officeooo:paragraph-rsid="004bee30" fo:background-color="#66ffff" style:font-name-asian="Trebuchet MS1" style:font-size-asian="12pt" style:font-name-complex="Trebuchet MS1" style:font-size-complex="12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b9e6" officeooo:paragraph-rsid="0040b9e6" fo:background-color="#66ffff" style:font-name-asian="Trebuchet MS1" style:font-size-asian="12pt" style:font-name-complex="Trebuchet MS1" style:font-size-complex="12pt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53591" officeooo:paragraph-rsid="00453591" fo:background-color="#66ffff" style:font-name-asian="Trebuchet MS1" style:font-size-asian="12pt" style:font-name-complex="Trebuchet MS1" style:font-size-complex="12pt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98396" officeooo:paragraph-rsid="0040b9e6" fo:background-color="#66ffff" style:font-name-asian="Trebuchet MS1" style:font-size-asian="12pt" style:font-name-complex="Trebuchet MS1" style:font-size-complex="12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style:font-name-asian="Trebuchet MS1" style:font-size-asian="12pt" style:font-name-complex="Trebuchet MS1" style:font-size-complex="12pt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style:font-name-asian="Trebuchet MS1" style:font-size-asian="12pt" style:font-name-complex="Trebuchet MS1" style:font-size-complex="12pt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f7b5" officeooo:paragraph-rsid="004af7b5" style:font-name-asian="Trebuchet MS1" style:font-size-asian="12pt" style:font-name-complex="Trebuchet MS1" style:font-size-complex="12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bee30" officeooo:paragraph-rsid="004bee30" style:font-name-asian="Trebuchet MS1" style:font-size-asian="12pt" style:font-name-complex="Trebuchet MS1" style:font-size-complex="12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98396" officeooo:paragraph-rsid="00498396" style:font-name-asian="Trebuchet MS1" style:font-size-asian="12pt" style:font-name-complex="Trebuchet MS1" style:font-size-complex="12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97fa7" officeooo:paragraph-rsid="00597fa7" style:font-name-asian="Trebuchet MS1" style:font-size-asian="12pt" style:font-name-complex="Trebuchet MS1" style:font-size-complex="12pt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c3d66" officeooo:paragraph-rsid="005c3d66" style:font-name-asian="Trebuchet MS1" style:font-size-asian="12pt" style:font-name-complex="Trebuchet MS1" style:font-size-complex="12pt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6012f6" officeooo:paragraph-rsid="006012f6" style:font-name-asian="Trebuchet MS1" style:font-size-asian="12pt" style:font-name-complex="Trebuchet MS1" style:font-size-complex="12pt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97fa7" officeooo:paragraph-rsid="00597fa7" fo:background-color="#fff200" style:font-name-asian="Trebuchet MS1" style:font-size-asian="12pt" style:font-name-complex="Trebuchet MS1" style:font-size-complex="12pt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c3d66" officeooo:paragraph-rsid="005c3d66" fo:background-color="#fff200" style:font-name-asian="Trebuchet MS1" style:font-size-asian="12pt" style:font-name-complex="Trebuchet MS1" style:font-size-complex="12pt"/>
    </style:style>
    <style:style style:name="P103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104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495a53"/>
    </style:style>
    <style:style style:name="T2" style:family="text">
      <style:text-properties officeooo:rsid="00435a21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95a53" style:font-size-asian="14pt" style:font-size-complex="14pt"/>
    </style:style>
    <style:style style:name="T5" style:family="text">
      <style:text-properties fo:color="#980000" fo:font-size="14pt" fo:font-style="italic" style:font-size-asian="14pt" style:font-style-asian="italic" style:font-size-complex="14pt"/>
    </style:style>
    <style:style style:name="T6" style:family="text">
      <style:text-properties fo:color="#980000" fo:font-size="14pt" fo:font-style="italic" officeooo:rsid="001d8d58" style:font-size-asian="14pt" style:font-style-asian="italic" style:font-size-complex="14pt"/>
    </style:style>
    <style:style style:name="T7" style:family="text">
      <style:text-properties fo:color="#980000" fo:font-size="14pt" fo:font-style="italic" officeooo:rsid="00498396" style:font-size-asian="14pt" style:font-style-asian="italic" style:font-size-complex="14pt"/>
    </style:style>
    <style:style style:name="T8" style:family="text">
      <style:text-properties officeooo:rsid="00186d90"/>
    </style:style>
    <style:style style:name="T9" style:family="text">
      <style:text-properties officeooo:rsid="001b34c5"/>
    </style:style>
    <style:style style:name="T10" style:family="text">
      <style:text-properties officeooo:rsid="001d8d58"/>
    </style:style>
    <style:style style:name="T11" style:family="text">
      <style:text-properties officeooo:rsid="001f32cc"/>
    </style:style>
    <style:style style:name="T12" style:family="text">
      <style:text-properties officeooo:rsid="00243b9a"/>
    </style:style>
    <style:style style:name="T13" style:family="text">
      <style:text-properties officeooo:rsid="002f62d5"/>
    </style:style>
    <style:style style:name="T14" style:family="text">
      <style:text-properties officeooo:rsid="003196fb"/>
    </style:style>
    <style:style style:name="T15" style:family="text">
      <style:text-properties officeooo:rsid="00338a7d"/>
    </style:style>
    <style:style style:name="T16" style:family="text">
      <style:text-properties officeooo:rsid="00498396"/>
    </style:style>
    <style:style style:name="T17" style:family="text">
      <style:text-properties officeooo:rsid="004e5401"/>
    </style:style>
    <style:style style:name="T18" style:family="text">
      <style:text-properties officeooo:rsid="0058140c"/>
    </style:style>
    <style:style style:name="T19" style:family="text">
      <style:text-properties officeooo:rsid="00597fa7"/>
    </style:style>
    <style:style style:name="T20" style:family="text">
      <style:text-properties officeooo:rsid="005af7d1"/>
    </style:style>
    <style:style style:name="T21" style:family="text">
      <style:text-properties officeooo:rsid="005c3d66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<text:bookmark text:name="_j6tf2leztpx8"/></text:p>
      <text:p text:style-name="P64">Logic Gate 3</text:p>
      <text:p text:style-name="P65"><text:bookmark text:name="_6ssryf72fcgc"/>Master 1 Informatique — Génie Logiciel — Projet Phase 2</text:p>
      <text:p text:style-name="P21"><text:span text:style-name="T3">Past Sprint : </text:span><text:span text:style-name="T4">4</text:span><text:span text:style-name="T5"> <text:s text:c="2"/></text:span><text:span text:style-name="T3">Next Sprint : </text:span><text:span text:style-name="T4">5</text:span><text:span text:style-name="T5"> </text:span></text:p>
      <text:p text:style-name="P21"><text:span text:style-name="T3">Durée de Sprint:</text:span><text:span text:style-name="T5"> </text:span><text:span text:style-name="T7">2</text:span><text:span text:style-name="T6"> sem</text:span></text:p>
      <text:p text:style-name="P22"/>
      <text:p text:style-name="P1"/>
      <text:p text:style-name="P1"/>
      <text:p text:style-name="P1">Participants</text:p>
      <text:p text:style-name="P1"><draw:rect text:anchor-type="as-char" svg:y="0cm" draw:z-index="5" draw:style-name="gr1" draw:text-style-name="P104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Développeur(s)</text:p>
          </table:table-cell>
          <table:table-cell table:style-name="Table1.A1" office:value-type="string">
            <text:p text:style-name="P12">Cédric, Jeremy, Jordan, William</text:p>
          </table:table-cell>
        </table:table-row>
        <table:table-row table:style-name="Table1.1">
          <table:table-cell table:style-name="Table1.A1" office:value-type="string">
            <text:p text:style-name="P4">Scru<text:span text:style-name="T13">m</text:span> Master</text:p>
          </table:table-cell>
          <table:table-cell table:style-name="Table1.B2" office:value-type="string">
            <text:p text:style-name="P16">William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6" draw:style-name="gr1" draw:text-style-name="P104" svg:width="0.003cm" svg:height="0.054cm"><text:p/></draw:rect></text:p>
      <text:p text:style-name="P1"><text:s/></text:p>
      <text:p text:style-name="P14">Une tache sera cons<text:span text:style-name="T8">i</text:span>dérée comme faite lorsqu’une sc<text:span text:style-name="T8">è</text:span>ne <text:span text:style-name="T11">U</text:span>nity <text:span text:style-name="T10">fonctionnelle</text:span> permettra de s’en servir. </text:p>
      <text:p text:style-name="P15">Pour les fonctionnalisées hors Unity un prototype fonctionnelle devra être fourni sous la forme d’un fichier exécutable ou d’un programme avec makefile.<text:line-break/>Pour les concepts abstraits ils seront considérés comme appris si l’on peut les expliquer de façon claire et compréhensible au reste de l’équipe.</text:p>
      <text:p text:style-name="P1"/>
      <text:p text:style-name="P1"/>
      <text:p text:style-name="P1"/>
      <text:p text:style-name="P1"><text:span text:style-name="T11">Définition</text:span> du Point de charge</text:p>
      <text:p text:style-name="P1"><draw:rect text:anchor-type="as-char" svg:y="0cm" draw:z-index="7" draw:style-name="gr1" draw:text-style-name="P104" svg:width="0.003cm" svg:height="0.054cm"><text:p/></draw:rect></text:p>
      <text:p text:style-name="P1"><text:s/></text:p>
      <text:p text:style-name="P13">Nous définissions comme unité de mesure l’heure de codage <text:span text:style-name="T11">effective.</text:span> Ce qui <text:span text:style-name="T11">exclu</text:span> les pauses ou autres <text:span text:style-name="T11">arrêts</text:span> de travail <text:span text:style-name="T9">mais inclus les recherches ou les autres activités ayant pour but de faire avance le programme</text:span>. Nous considérons ainsi qu’une heure de <text:span text:style-name="T11">codage</text:span> prend à peu prés une heure 30 <text:span text:style-name="T11">minutes. De temps réel.</text:span></text:p>
      <text:p text:style-name="P1"/>
      <text:p text:style-name="P1"/>
      <text:p text:style-name="P18"/>
      <text:p text:style-name="P17">Past sprint backlog</text:p>
      <text:p text:style-name="P5"/>
      <text:p text:style-name="P9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Item</text:p>
          </table:table-cell>
          <table:table-cell table:style-name="Table2.A1" office:value-type="string">
            <text:p text:style-name="P6">Charge </text:p>
          </table:table-cell>
          <table:table-cell table:style-name="Table2.A1" office:value-type="string">
            <text:p text:style-name="P6">Fait (%)</text:p>
          </table:table-cell>
        </table:table-row>
        <table:table-row table:style-name="Table2.1">
          <table:table-cell table:style-name="Table2.A2" office:value-type="string">
            <text:p text:style-name="P47">Travail sur les portes : Portes plus larges</text:p>
          </table:table-cell>
          <table:table-cell table:style-name="Table2.B2" office:value-type="string">
            <text:p text:style-name="P49">6</text:p>
          </table:table-cell>
          <table:table-cell table:style-name="Table2.C2" office:value-type="string">
            <text:p text:style-name="P57"><text:span text:style-name="T18">10</text:span>0</text:p>
          </table:table-cell>
        </table:table-row>
        <table:table-row table:style-name="Table2.1">
          <table:table-cell table:style-name="Table2.A3" office:value-type="string">
            <text:p text:style-name="P47">Implémenter le<text:span text:style-name="T16">s</text:span> <text:span text:style-name="T16">premiers </text:span>niveau<text:span text:style-name="T16">x</text:span></text:p>
          </table:table-cell>
          <table:table-cell table:style-name="Table2.B3" office:value-type="string">
            <text:p text:style-name="P67">50</text:p>
          </table:table-cell>
          <table:table-cell table:style-name="Table2.C3" office:value-type="string">
            <text:p text:style-name="P57"><text:span text:style-name="T18">10</text:span>0</text:p>
          </table:table-cell>
        </table:table-row>
        <table:table-row table:style-name="Table2.1">
          <table:table-cell table:style-name="Table2.A4" office:value-type="string">
            <text:p text:style-name="P55">Préfab de porte </text:p>
          </table:table-cell>
          <table:table-cell table:style-name="Table2.B4" office:value-type="string">
            <text:p text:style-name="P55">4</text:p>
          </table:table-cell>
          <table:table-cell table:style-name="Table2.C4" office:value-type="string">
            <text:p text:style-name="P57">100</text:p>
          </table:table-cell>
        </table:table-row>
        <table:table-row table:style-name="Table2.1">
          <table:table-cell table:style-name="Table2.A5" office:value-type="string">
            <text:p text:style-name="P53">Evenement de victoire sur la lampe: Unlock le niveau suivant</text:p>
          </table:table-cell>
          <table:table-cell table:style-name="Table2.B5" office:value-type="string">
            <text:p text:style-name="P53">3</text:p>
          </table:table-cell>
          <table:table-cell table:style-name="Table2.C5" office:value-type="string">
            <text:p text:style-name="P57">100</text:p>
          </table:table-cell>
        </table:table-row>
        <table:table-row table:style-name="Table2.1">
          <table:table-cell table:style-name="Table2.A6" office:value-type="string">
            <text:p text:style-name="P51">Pop up de Victoire : <text:span text:style-name="T17">Bouton pour load le level suivant</text:span></text:p>
          </table:table-cell>
          <table:table-cell table:style-name="Table2.B6" office:value-type="string">
            <text:p text:style-name="P52">4</text:p>
          </table:table-cell>
          <table:table-cell table:style-name="Table2.C6" office:value-type="string">
            <text:p text:style-name="P57">100</text:p>
          </table:table-cell>
        </table:table-row>
        <table:table-row table:style-name="Table2.1">
          <table:table-cell table:style-name="Table2.A7" office:value-type="string">
            <text:p text:style-name="P52">Changement de la grille : script de grille doit obliger les <text:s/>objet déjà placés à se coller à une ancre une fois la grille générée.</text:p>
          </table:table-cell>
          <table:table-cell table:style-name="Table2.B7" office:value-type="string">
            <text:p text:style-name="P52">12</text:p>
          </table:table-cell>
          <table:table-cell table:style-name="Table2.C7" office:value-type="string">
            <text:p text:style-name="P57">100</text:p>
          </table:table-cell>
        </table:table-row>
        <table:table-row table:style-name="Table2.8">
          <table:table-cell table:style-name="Table2.A8" office:value-type="string">
            <text:p text:style-name="P55">Add script : Se connecter </text:p>
          </table:table-cell>
          <table:table-cell table:style-name="Table2.B8" office:value-type="string">
            <text:p text:style-name="P55">6</text:p>
          </table:table-cell>
          <table:table-cell table:style-name="Table2.C8" office:value-type="string">
            <text:p text:style-name="P57">100</text:p>
          </table:table-cell>
        </table:table-row>
        <table:table-row table:style-name="Table2.1">
          <table:table-cell table:style-name="Table2.A9" office:value-type="string">
            <text:p text:style-name="P50">Emplacement de porte à remplir</text:p>
          </table:table-cell>
          <table:table-cell table:style-name="Table2.B9" office:value-type="string">
            <text:p text:style-name="P54">6</text:p>
          </table:table-cell>
          <table:table-cell table:style-name="Table2.C9" office:value-type="string">
            <text:p text:style-name="P57">100</text:p>
          </table:table-cell>
        </table:table-row>
        <table:table-row table:style-name="Table2.1">
          <table:table-cell table:style-name="Table2.A10" office:value-type="string">
            <text:p text:style-name="P51">Resize les interrupteurs</text:p>
          </table:table-cell>
          <table:table-cell table:style-name="Table2.B10" office:value-type="string">
            <text:p text:style-name="P52">2</text:p>
          </table:table-cell>
          <table:table-cell table:style-name="Table2.C10" office:value-type="string">
            <text:p text:style-name="P57">100</text:p>
          </table:table-cell>
        </table:table-row>
        <table:table-row table:style-name="Table2.1">
          <table:table-cell table:style-name="Table2.A11" office:value-type="string">
            <text:p text:style-name="P53">Portes XOR, NAND, IDENT, <text:span text:style-name="T19">NOR</text:span></text:p>
          </table:table-cell>
          <table:table-cell table:style-name="Table2.B11" office:value-type="string">
            <text:p text:style-name="P56">1</text:p>
          </table:table-cell>
          <table:table-cell table:style-name="Table2.C11" office:value-type="string">
            <text:p text:style-name="P57">1<text:span text:style-name="T19">0</text:span>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Next sprint backlog</text:p>
      <text:p text:style-name="P1"/>
      <text:p text:style-name="P9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Item</text:p>
          </table:table-cell>
          <table:table-cell table:style-name="Table3.A1" office:value-type="string">
            <text:p text:style-name="P6">Charge </text:p>
          </table:table-cell>
          <table:table-cell table:style-name="Table3.A1" office:value-type="string">
            <text:p text:style-name="P7">par</text:p>
          </table:table-cell>
        </table:table-row>
        <table:table-row table:style-name="Table3.2">
          <table:table-cell table:style-name="Table3.A2" office:value-type="string">
            <text:p text:style-name="P33">Amélioration de la barre des portes : <text:span text:style-name="T19">BAS</text:span></text:p>
          </table:table-cell>
          <table:table-cell table:style-name="Table3.B2" office:value-type="string">
            <text:p text:style-name="P34">2</text:p>
          </table:table-cell>
          <table:table-cell table:style-name="Table3.C2" office:value-type="string">
            <text:p text:style-name="P98">Jérém</text:p>
          </table:table-cell>
        </table:table-row>
        <table:table-row table:style-name="Table3.1">
          <table:table-cell table:style-name="Table3.A3" office:value-type="string">
            <text:p text:style-name="P40">Apparence des portes</text:p>
          </table:table-cell>
          <table:table-cell table:style-name="Table3.B3" office:value-type="string">
            <text:p text:style-name="P42">2</text:p>
          </table:table-cell>
          <table:table-cell table:style-name="Table3.C3" office:value-type="string">
            <text:p text:style-name="P99">Jérém</text:p>
          </table:table-cell>
        </table:table-row>
        <table:table-row table:style-name="Table3.1">
          <table:table-cell table:style-name="Table3.A4" office:value-type="string">
            <text:p text:style-name="P33">Algo des cables</text:p>
          </table:table-cell>
          <table:table-cell table:style-name="Table3.B4" office:value-type="string">
            <text:p text:style-name="P42"><text:span text:style-name="T20">1</text:span>2</text:p>
          </table:table-cell>
          <table:table-cell table:style-name="Table3.C4" office:value-type="string">
            <text:p text:style-name="P98">Will’</text:p>
          </table:table-cell>
        </table:table-row>
        <text:soft-page-break/>
        <table:table-row table:style-name="Table3.1">
          <table:table-cell table:style-name="Table3.A5" office:value-type="string">
            <text:p text:style-name="P41">Modification des I/O : <text:span text:style-name="T19">Jouable</text:span></text:p>
          </table:table-cell>
          <table:table-cell table:style-name="Table3.B5" office:value-type="string">
            <text:p text:style-name="P42">2</text:p>
          </table:table-cell>
          <table:table-cell table:style-name="Table3.C5" office:value-type="string">
            <text:p text:style-name="P100">Jordan</text:p>
          </table:table-cell>
        </table:table-row>
        <table:table-row table:style-name="Table3.1">
          <table:table-cell table:style-name="Table3.A6" office:value-type="string">
            <text:p text:style-name="P78">Modification des links des ampoules &amp; le toConnect doit devenir utilisable.</text:p>
          </table:table-cell>
          <table:table-cell table:style-name="Table3.B6" office:value-type="string">
            <text:p text:style-name="P81">2</text:p>
          </table:table-cell>
          <table:table-cell table:style-name="Table3.C6" office:value-type="string">
            <text:p text:style-name="P78">Jordan</text:p>
          </table:table-cell>
        </table:table-row>
        <table:table-row table:style-name="Table3.1">
          <table:table-cell table:style-name="Table3.A7" office:value-type="string">
            <text:p text:style-name="P41"/>
          </table:table-cell>
          <table:table-cell table:style-name="Table3.B7" office:value-type="string">
            <text:p text:style-name="P42"/>
          </table:table-cell>
          <table:table-cell table:style-name="Table3.C7" office:value-type="string">
            <text:p text:style-name="P98"/>
          </table:table-cell>
        </table:table-row>
        <table:table-row table:style-name="Table3.8">
          <table:table-cell table:style-name="Table3.A8" office:value-type="string">
            <text:p text:style-name="P78">Péréniser le code</text:p>
          </table:table-cell>
          <table:table-cell table:style-name="Table3.B8" office:value-type="string">
            <text:p text:style-name="P78"><text:span text:style-name="T21">20</text:span></text:p>
          </table:table-cell>
          <table:table-cell table:style-name="Table3.C8" office:value-type="string">
            <text:p text:style-name="P78">Céd/<text:span text:style-name="T21">Jerem/Jordan</text:span></text:p>
          </table:table-cell>
        </table:table-row>
        <table:table-row table:style-name="Table3.1">
          <table:table-cell table:style-name="Table3.A9" office:value-type="string">
            <text:p text:style-name="P66">Documentation:<text:line-break/>0] A quoi sert le logiciel, en deux mots, auteurs et comment les contacter<text:line-break/>1] Manuel d'installation, débogage des problèmes de dépendances possibles<text:line-break/>2] Manuel d'utilisation<text:line-break/>- utilisation de base<text:line-break/>- utilisation avancée: tutoriels<text:line-break/>- format des fichiers de configuration<text:line-break/>3] Architecture globale du projet (UML?)<text:line-break/>4] Les principaux packages, guide de comment rentrer dans le code<text:line-break/>5] Explications des points techniques difficiles à comprendre si on lit simplement le code<text:line-break/>6] TODO liste des bugs et évolutions souhaitées<text:line-break/>7] Conseils à qui voudrait effectuer ces évolutions (Ex: "Comment faire évoluer la GUI?": où on explique qu'elle est indépendante du reste, juste interfacée de telle ou telle façon...)<text:line-break/>8] Tout ce qui serait utile à un M1 novice qui reprendrait votre code. </text:p>
          </table:table-cell>
          <table:table-cell table:style-name="Table3.B9" office:value-type="string">
            <text:p text:style-name="P81"><text:span text:style-name="T21">20</text:span></text:p>
          </table:table-cell>
          <table:table-cell table:style-name="Table3.C9" office:value-type="string">
            <text:p text:style-name="P81">Ced/Jordan/Jérem</text:p>
          </table:table-cell>
        </table:table-row>
        <table:table-row table:style-name="Table3.1">
          <table:table-cell table:style-name="Table3.A10" office:value-type="string">
            <text:p text:style-name="P81">Inventer/créer une liste de bug</text:p>
          </table:table-cell>
          <table:table-cell table:style-name="Table3.B10" office:value-type="string">
            <text:p text:style-name="P82">20</text:p>
          </table:table-cell>
          <table:table-cell table:style-name="Table3.C10" office:value-type="string">
            <text:p text:style-name="P82">Cédric/Will’</text:p>
          </table:table-cell>
        </table:table-row>
        <table:table-row table:style-name="Table3.1">
          <table:table-cell table:style-name="Table3.A11" office:value-type="string">
            <text:p text:style-name="P81"/>
          </table:table-cell>
          <table:table-cell table:style-name="Table3.B11" office:value-type="string">
            <text:p text:style-name="P73"/>
          </table:table-cell>
          <table:table-cell table:style-name="Table3.C11" office:value-type="string">
            <text:p text:style-name="P77"/>
          </table:table-cell>
        </table:table-row>
        <table:table-row table:style-name="Table3.1">
          <table:table-cell table:style-name="Table3.A12" office:value-type="string">
            <text:p text:style-name="P83">Cédric : 22.66 Jérém : 16.66 Jordan:16.66 <text:s/>Will’22</text:p>
          </table:table-cell>
          <table:table-cell table:style-name="Table3.B12" office:value-type="string">
            <text:p text:style-name="P62"/>
          </table:table-cell>
          <table:table-cell table:style-name="Table3.C12" office:value-type="string">
            <text:p text:style-name="P63"/>
          </table:table-cell>
        </table:table-row>
      </table:table>
      <text:p text:style-name="P1"/>
      <text:p text:style-name="P1"/>
      <text:p text:style-name="P8">Product backlog</text:p>
      <text:p text:style-name="P8"/>
      <text:p text:style-name="P10">Valeur: 4=Indispensable, 3=Important, 2=Souhaitable, 1=Joli, 0=Inutile</text:p>
      <text:p text:style-name="P10">Risque: 4=Impossible, 3=Fort, 2=Faisable, 1=Facile, 0=Aucun</text:p>
      <text:p text:style-name="P10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Item</text:p>
          </table:table-cell>
          <table:table-cell table:style-name="Table4.A1" office:value-type="string">
            <text:p text:style-name="P23">Valeur</text:p>
          </table:table-cell>
          <table:table-cell table:style-name="Table4.A1" office:value-type="string">
            <text:p text:style-name="P23">Charge</text:p>
          </table:table-cell>
          <table:table-cell table:style-name="Table4.A1" office:value-type="string">
            <text:p text:style-name="P23">Risque</text:p>
          </table:table-cell>
        </table:table-row>
        <text:soft-page-break/>
        <table:table-row table:style-name="Table4.1">
          <table:table-cell table:style-name="Table4.A6" office:value-type="string">
            <text:p text:style-name="P25">Faire un premier menu </text:p>
          </table:table-cell>
          <table:table-cell table:style-name="Table4.B6" office:value-type="string">
            <text:p text:style-name="P24">3</text:p>
          </table:table-cell>
          <table:table-cell table:style-name="Table4.C6" office:value-type="string">
            <text:p text:style-name="P27">4</text:p>
          </table:table-cell>
          <table:table-cell table:style-name="Table4.D6" office:value-type="string">
            <text:p text:style-name="P28">1</text:p>
          </table:table-cell>
        </table:table-row>
        <table:table-row table:style-name="Table4.1">
          <table:table-cell table:style-name="Table4.A6" office:value-type="string">
            <text:p text:style-name="P25">Déployer <text:span text:style-name="T12">U</text:span>nity</text:p>
          </table:table-cell>
          <table:table-cell table:style-name="Table4.B6" office:value-type="string">
            <text:p text:style-name="P26">4</text:p>
          </table:table-cell>
          <table:table-cell table:style-name="Table4.C6" office:value-type="string">
            <text:p text:style-name="P27">2</text:p>
          </table:table-cell>
          <table:table-cell table:style-name="Table4.D6" office:value-type="string">
            <text:p text:style-name="P28">0</text:p>
          </table:table-cell>
        </table:table-row>
        <table:table-row table:style-name="Table4.1">
          <table:table-cell table:style-name="Table4.A6" office:value-type="string">
            <text:p text:style-name="P25">Entity component unity (comprendre la façon dont sont architecturés ces jeux)</text:p>
          </table:table-cell>
          <table:table-cell table:style-name="Table4.B6" office:value-type="string">
            <text:p text:style-name="P24">4</text:p>
          </table:table-cell>
          <table:table-cell table:style-name="Table4.C6" office:value-type="string">
            <text:p text:style-name="P27">1</text:p>
          </table:table-cell>
          <table:table-cell table:style-name="Table4.D6" office:value-type="string">
            <text:p text:style-name="P28">2</text:p>
          </table:table-cell>
        </table:table-row>
        <table:table-row table:style-name="Table4.1">
          <table:table-cell table:style-name="Table4.A6" office:value-type="string">
            <text:p text:style-name="P25">Déplacer un carré sur une grille</text:p>
          </table:table-cell>
          <table:table-cell table:style-name="Table4.B6" office:value-type="string">
            <text:p text:style-name="P24">2</text:p>
          </table:table-cell>
          <table:table-cell table:style-name="Table4.C6" office:value-type="string">
            <text:p text:style-name="P27">2</text:p>
          </table:table-cell>
          <table:table-cell table:style-name="Table4.D6" office:value-type="string">
            <text:p text:style-name="P28">1</text:p>
          </table:table-cell>
        </table:table-row>
        <table:table-row table:style-name="Table4.1">
          <table:table-cell table:style-name="Table4.A6" office:value-type="string">
            <text:p text:style-name="P25">Dépôt git pour les fiches d’itérations</text:p>
          </table:table-cell>
          <table:table-cell table:style-name="Table4.B6" office:value-type="string">
            <text:p text:style-name="P24">3</text:p>
          </table:table-cell>
          <table:table-cell table:style-name="Table4.C6" office:value-type="string">
            <text:p text:style-name="P27">1</text:p>
          </table:table-cell>
          <table:table-cell table:style-name="Table4.D6" office:value-type="string">
            <text:p text:style-name="P28">0</text:p>
          </table:table-cell>
        </table:table-row>
        <table:table-row table:style-name="Table4.1">
          <table:table-cell table:style-name="Table4.A7" office:value-type="string">
            <text:p text:style-name="P30">Système Drag&amp;Drop</text:p>
          </table:table-cell>
          <table:table-cell table:style-name="Table4.B7" office:value-type="string">
            <text:p text:style-name="P29">4</text:p>
          </table:table-cell>
          <table:table-cell table:style-name="Table4.C7" office:value-type="string">
            <text:p text:style-name="P29">6</text:p>
          </table:table-cell>
          <table:table-cell table:style-name="Table4.D7" office:value-type="string">
            <text:p text:style-name="P29">3</text:p>
          </table:table-cell>
        </table:table-row>
        <table:table-row table:style-name="Table4.1">
          <table:table-cell table:style-name="Table4.A8" office:value-type="string">
            <text:p text:style-name="P30">Création écran de Jeu</text:p>
          </table:table-cell>
          <table:table-cell table:style-name="Table4.B8" office:value-type="string">
            <text:p text:style-name="P29">4</text:p>
          </table:table-cell>
          <table:table-cell table:style-name="Table4.C8" office:value-type="string">
            <text:p text:style-name="P29">4</text:p>
          </table:table-cell>
          <table:table-cell table:style-name="Table4.D8" office:value-type="string">
            <text:p text:style-name="P29">4</text:p>
          </table:table-cell>
        </table:table-row>
        <table:table-row table:style-name="Table4.1">
          <table:table-cell table:style-name="Table4.A9" office:value-type="string">
            <text:p text:style-name="P30">Bouton Préfab</text:p>
          </table:table-cell>
          <table:table-cell table:style-name="Table4.B9" office:value-type="string">
            <text:p text:style-name="P29">3</text:p>
          </table:table-cell>
          <table:table-cell table:style-name="Table4.C9" office:value-type="string">
            <text:p text:style-name="P29">2</text:p>
          </table:table-cell>
          <table:table-cell table:style-name="Table4.D9" office:value-type="string">
            <text:p text:style-name="P29">1</text:p>
          </table:table-cell>
        </table:table-row>
        <table:table-row table:style-name="Table4.1">
          <table:table-cell table:style-name="Table4.A10" office:value-type="string">
            <text:p text:style-name="P30">Création Documentation initiale</text:p>
          </table:table-cell>
          <table:table-cell table:style-name="Table4.B10" office:value-type="string">
            <text:p text:style-name="P29">4</text:p>
          </table:table-cell>
          <table:table-cell table:style-name="Table4.C10" office:value-type="string">
            <text:p text:style-name="P29">1</text:p>
          </table:table-cell>
          <table:table-cell table:style-name="Table4.D10" office:value-type="string">
            <text:p text:style-name="P29">0</text:p>
          </table:table-cell>
        </table:table-row>
        <table:table-row table:style-name="Table4.1">
          <table:table-cell table:style-name="Table4.A11" office:value-type="string">
            <text:p text:style-name="P30">Organiser les fichiers du projet</text:p>
          </table:table-cell>
          <table:table-cell table:style-name="Table4.B11" office:value-type="string">
            <text:p text:style-name="P29">1</text:p>
          </table:table-cell>
          <table:table-cell table:style-name="Table4.C11" office:value-type="string">
            <text:p text:style-name="P29">1</text:p>
          </table:table-cell>
          <table:table-cell table:style-name="Table4.D11" office:value-type="string">
            <text:p text:style-name="P29">0</text:p>
          </table:table-cell>
        </table:table-row>
        <table:table-row table:style-name="Table4.1">
          <table:table-cell table:style-name="Table4.A12" office:value-type="string">
            <text:p text:style-name="P30">Build sur Android + Tuto</text:p>
          </table:table-cell>
          <table:table-cell table:style-name="Table4.B12" office:value-type="string">
            <text:p text:style-name="P29">4</text:p>
          </table:table-cell>
          <table:table-cell table:style-name="Table4.C12" office:value-type="string">
            <text:p text:style-name="P29">2</text:p>
          </table:table-cell>
          <table:table-cell table:style-name="Table4.D12" office:value-type="string">
            <text:p text:style-name="P29">0</text:p>
          </table:table-cell>
        </table:table-row>
        <table:table-row table:style-name="Table4.1">
          <table:table-cell table:style-name="Table4.A13" office:value-type="string">
            <text:p text:style-name="P32">Fil rudimentaire</text:p>
          </table:table-cell>
          <table:table-cell table:style-name="Table4.B13" office:value-type="string">
            <text:p text:style-name="P31">2</text:p>
          </table:table-cell>
          <table:table-cell table:style-name="Table4.C13" office:value-type="string">
            <text:p text:style-name="P31">3</text:p>
          </table:table-cell>
          <table:table-cell table:style-name="Table4.D13" office:value-type="string">
            <text:p text:style-name="P31">2</text:p>
          </table:table-cell>
        </table:table-row>
        <table:table-row table:style-name="Table4.1">
          <table:table-cell table:style-name="Table4.A16" office:value-type="string">
            <text:p text:style-name="P32">Barre des portes</text:p>
          </table:table-cell>
          <table:table-cell table:style-name="Table4.B16" office:value-type="string">
            <text:p text:style-name="P31">4</text:p>
          </table:table-cell>
          <table:table-cell table:style-name="Table4.C16" office:value-type="string">
            <text:p text:style-name="P31">6</text:p>
          </table:table-cell>
          <table:table-cell table:style-name="Table4.D16" office:value-type="string">
            <text:p text:style-name="P31">3</text:p>
          </table:table-cell>
        </table:table-row>
        <table:table-row table:style-name="Table4.1">
          <table:table-cell table:style-name="Table4.A16" office:value-type="string">
            <text:p text:style-name="P43">Travail sur les portes : Entrées et sorties</text:p>
          </table:table-cell>
          <table:table-cell table:style-name="Table4.B16" office:value-type="string">
            <text:p text:style-name="P34">4</text:p>
          </table:table-cell>
          <table:table-cell table:style-name="Table4.C16" office:value-type="string">
            <text:p text:style-name="P38">7</text:p>
          </table:table-cell>
          <table:table-cell table:style-name="Table4.D16" office:value-type="string">
            <text:p text:style-name="P34">2</text:p>
          </table:table-cell>
        </table:table-row>
        <table:table-row table:style-name="Table4.1">
          <table:table-cell table:style-name="Table4.A16" office:value-type="string">
            <text:p text:style-name="P43">Travail sur les portes : Comportement (Et &amp; Ou)</text:p>
          </table:table-cell>
          <table:table-cell table:style-name="Table4.B16" office:value-type="string">
            <text:p text:style-name="P34">4</text:p>
          </table:table-cell>
          <table:table-cell table:style-name="Table4.C16" office:value-type="string">
            <text:p text:style-name="P35">4</text:p>
          </table:table-cell>
          <table:table-cell table:style-name="Table4.D16" office:value-type="string">
            <text:p text:style-name="P34">1</text:p>
          </table:table-cell>
        </table:table-row>
        <table:table-row table:style-name="Table4.1">
          <table:table-cell table:style-name="Table4.A17" office:value-type="string">
            <text:p text:style-name="P44">Création d’un int<text:span text:style-name="T15">er</text:span>rupteur. <text:span text:style-name="T15">(Préfab, script,skin)</text:span></text:p>
          </table:table-cell>
          <table:table-cell table:style-name="Table4.B17" office:value-type="string">
            <text:p text:style-name="P34">4</text:p>
          </table:table-cell>
          <table:table-cell table:style-name="Table4.C17" office:value-type="string">
            <text:p text:style-name="P36">6</text:p>
          </table:table-cell>
          <table:table-cell table:style-name="Table4.D17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43">Chargeur de niveau</text:p>
          </table:table-cell>
          <table:table-cell table:style-name="Table4.B29" office:value-type="string">
            <text:p text:style-name="P34">3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2</text:p>
          </table:table-cell>
        </table:table-row>
        <table:table-row table:style-name="Table4.1">
          <table:table-cell table:style-name="Table4.A29" office:value-type="string">
            <text:p text:style-name="P43">Ebauche du premier niveau (adve<text:span text:style-name="T14">n</text:span>ture)</text:p>
          </table:table-cell>
          <table:table-cell table:style-name="Table4.B29" office:value-type="string">
            <text:p text:style-name="P35">3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2</text:p>
          </table:table-cell>
        </table:table-row>
        <table:table-row table:style-name="Table4.1">
          <table:table-cell table:style-name="Table4.A29" office:value-type="string">
            <text:p text:style-name="P45">Amélioration des fils</text:p>
          </table:table-cell>
          <table:table-cell table:style-name="Table4.B29" office:value-type="string">
            <text:p text:style-name="P37">3</text:p>
          </table:table-cell>
          <table:table-cell table:style-name="Table4.C29" office:value-type="string">
            <text:p text:style-name="P37">3</text:p>
          </table:table-cell>
          <table:table-cell table:style-name="Table4.D29" office:value-type="string">
            <text:p text:style-name="P37">2</text:p>
          </table:table-cell>
        </table:table-row>
        <table:table-row table:style-name="Table4.1">
          <table:table-cell table:style-name="Table4.A29" office:value-type="string">
            <text:p text:style-name="P43">Faire un rapport du Sprint en cours.</text:p>
          </table:table-cell>
          <table:table-cell table:style-name="Table4.B29" office:value-type="string">
            <text:p text:style-name="P34">4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3</text:p>
          </table:table-cell>
        </table:table-row>
        <table:table-row table:style-name="Table4.1">
          <table:table-cell table:style-name="Table4.A29" office:value-type="string">
            <text:p text:style-name="P43">Correction mineure améliorative du design</text:p>
          </table:table-cell>
          <table:table-cell table:style-name="Table4.B29" office:value-type="string">
            <text:p text:style-name="P34">1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46">Réorganiser le code</text:p>
          </table:table-cell>
          <table:table-cell table:style-name="Table4.B29" office:value-type="string">
            <text:p text:style-name="P39">3</text:p>
          </table:table-cell>
          <table:table-cell table:style-name="Table4.C29" office:value-type="string">
            <text:p text:style-name="P47">3</text:p>
          </table:table-cell>
          <table:table-cell table:style-name="Table4.D23" office:value-type="string">
            <text:p text:style-name="P39">1</text:p>
          </table:table-cell>
        </table:table-row>
        <table:table-row table:style-name="Table4.1">
          <table:table-cell table:style-name="Table4.A29" office:value-type="string">
            <text:p text:style-name="P46">Travail sur les portes : Porte NOT</text:p>
          </table:table-cell>
          <table:table-cell table:style-name="Table4.B29" office:value-type="string">
            <text:p text:style-name="P39">2</text:p>
          </table:table-cell>
          <table:table-cell table:style-name="Table4.C29" office:value-type="string">
            <text:p text:style-name="P47">3</text:p>
          </table:table-cell>
          <table:table-cell table:style-name="Table4.D29" office:value-type="string">
            <text:p text:style-name="P39">1</text:p>
          </table:table-cell>
        </table:table-row>
        <table:table-row table:style-name="Table4.1">
          <table:table-cell table:style-name="Table4.A29" office:value-type="string">
            <text:p text:style-name="P46">Améliorer le chargeur de niveau </text:p>
          </table:table-cell>
          <table:table-cell table:style-name="Table4.B29" office:value-type="string">
            <text:p text:style-name="P39">1</text:p>
          </table:table-cell>
          <table:table-cell table:style-name="Table4.C29" office:value-type="string">
            <text:p text:style-name="P47">2</text:p>
          </table:table-cell>
          <table:table-cell table:style-name="Table4.D29" office:value-type="string">
            <text:p text:style-name="P39">1</text:p>
          </table:table-cell>
        </table:table-row>
        <table:table-row table:style-name="Table4.1">
          <table:table-cell table:style-name="Table4.A29" office:value-type="string">
            <text:p text:style-name="P46">Commenter le code</text:p>
          </table:table-cell>
          <table:table-cell table:style-name="Table4.B29" office:value-type="string">
            <text:p text:style-name="P39">1</text:p>
          </table:table-cell>
          <table:table-cell table:style-name="Table4.C29" office:value-type="string">
            <text:p text:style-name="P47">2</text:p>
          </table:table-cell>
          <table:table-cell table:style-name="Table4.D29" office:value-type="string">
            <text:p text:style-name="P39">1</text:p>
          </table:table-cell>
        </table:table-row>
        <table:table-row table:style-name="Table4.1">
          <table:table-cell table:style-name="Table4.A29" office:value-type="string">
            <text:p text:style-name="P58">Travail sur les portes : <text:span text:style-name="T14">Concordance avec la grille.</text:span></text:p>
          </table:table-cell>
          <table:table-cell table:style-name="Table4.B29" office:value-type="string">
            <text:p text:style-name="P34">2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3</text:p>
          </table:table-cell>
        </table:table-row>
        <table:table-row table:style-name="Table4.1">
          <table:table-cell table:style-name="Table4.A29" office:value-type="string">
            <text:p text:style-name="P59">Travail sur les portes : apparence des portes</text:p>
          </table:table-cell>
          <table:table-cell table:style-name="Table4.B29" office:value-type="string">
            <text:p text:style-name="P39">2</text:p>
          </table:table-cell>
          <table:table-cell table:style-name="Table4.C29" office:value-type="string">
            <text:p text:style-name="P47">3</text:p>
          </table:table-cell>
          <table:table-cell table:style-name="Table4.D29" office:value-type="string">
            <text:p text:style-name="P39">3</text:p>
          </table:table-cell>
        </table:table-row>
        <text:soft-page-break/>
        <table:table-row table:style-name="Table4.1">
          <table:table-cell table:style-name="Table4.A29" office:value-type="string">
            <text:p text:style-name="P58">Travail sur les portes : Skin de portes (Et &amp; Ou)</text:p>
          </table:table-cell>
          <table:table-cell table:style-name="Table4.B29" office:value-type="string">
            <text:p text:style-name="P34">4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1</text:p>
          </table:table-cell>
        </table:table-row>
        <table:table-row table:style-name="Table4.1">
          <table:table-cell table:style-name="Table4.A30" office:value-type="string">
            <text:p text:style-name="P60">Chargeur de niveau : Maj Paramètre</text:p>
          </table:table-cell>
          <table:table-cell table:style-name="Table4.B30" office:value-type="string">
            <text:p text:style-name="P34">2</text:p>
          </table:table-cell>
          <table:table-cell table:style-name="Table4.C30" office:value-type="string">
            <text:p text:style-name="P35">2</text:p>
          </table:table-cell>
          <table:table-cell table:style-name="Table4.D30" office:value-type="string">
            <text:p text:style-name="P34">1</text:p>
          </table:table-cell>
        </table:table-row>
        <table:table-row table:style-name="Table4.1">
          <table:table-cell table:style-name="Table4.A31" office:value-type="string">
            <text:p text:style-name="P47"/>
          </table:table-cell>
          <table:table-cell table:style-name="Table4.B31" office:value-type="string">
            <text:p text:style-name="P56"/>
          </table:table-cell>
          <table:table-cell table:style-name="Table4.C31" office:value-type="string">
            <text:p text:style-name="P48"/>
          </table:table-cell>
          <table:table-cell table:style-name="Table4.D31" office:value-type="string">
            <text:p text:style-name="P34"/>
          </table:table-cell>
        </table:table-row>
        <table:table-row table:style-name="Table4.1">
          <table:table-cell table:style-name="Table4.A32" office:value-type="string">
            <text:p text:style-name="P84">Implémenter le<text:span text:style-name="T16">s</text:span> <text:span text:style-name="T16">premiers </text:span>niveau<text:span text:style-name="T16">x</text:span></text:p>
          </table:table-cell>
          <table:table-cell table:style-name="Table4.B32" office:value-type="string">
            <text:p text:style-name="P79">3</text:p>
          </table:table-cell>
          <table:table-cell table:style-name="Table4.C32" office:value-type="string">
            <text:p text:style-name="P79">50</text:p>
          </table:table-cell>
          <table:table-cell table:style-name="Table4.D32" office:value-type="string">
            <text:p text:style-name="P79">3</text:p>
          </table:table-cell>
        </table:table-row>
        <table:table-row table:style-name="Table4.1">
          <table:table-cell table:style-name="Table4.A33" office:value-type="string">
            <text:p text:style-name="P85">Préfab de porte </text:p>
          </table:table-cell>
          <table:table-cell table:style-name="Table4.B33" office:value-type="string">
            <text:p text:style-name="P79">4</text:p>
          </table:table-cell>
          <table:table-cell table:style-name="Table4.C33" office:value-type="string">
            <text:p text:style-name="P79">4</text:p>
          </table:table-cell>
          <table:table-cell table:style-name="Table4.D33" office:value-type="string">
            <text:p text:style-name="P79">1</text:p>
          </table:table-cell>
        </table:table-row>
        <table:table-row table:style-name="Table4.1">
          <table:table-cell table:style-name="Table4.A34" office:value-type="string">
            <text:p text:style-name="P86">Evenement de victoire sur la lampe: Unlock le niveau suivant</text:p>
          </table:table-cell>
          <table:table-cell table:style-name="Table4.B34" office:value-type="string">
            <text:p text:style-name="P79">4</text:p>
          </table:table-cell>
          <table:table-cell table:style-name="Table4.C34" office:value-type="string">
            <text:p text:style-name="P79">3</text:p>
          </table:table-cell>
          <table:table-cell table:style-name="Table4.D34" office:value-type="string">
            <text:p text:style-name="P79">1</text:p>
          </table:table-cell>
        </table:table-row>
        <table:table-row table:style-name="Table4.1">
          <table:table-cell table:style-name="Table4.A35" office:value-type="string">
            <text:p text:style-name="P87">Pop up de Victoire : <text:span text:style-name="T17">Bouton pour load le level suivant</text:span></text:p>
          </table:table-cell>
          <table:table-cell table:style-name="Table4.B35" office:value-type="string">
            <text:p text:style-name="P79">4</text:p>
          </table:table-cell>
          <table:table-cell table:style-name="Table4.C35" office:value-type="string">
            <text:p text:style-name="P79">4</text:p>
          </table:table-cell>
          <table:table-cell table:style-name="Table4.D35" office:value-type="string">
            <text:p text:style-name="P79">1</text:p>
          </table:table-cell>
        </table:table-row>
        <table:table-row table:style-name="Table4.1">
          <table:table-cell table:style-name="Table4.A36" office:value-type="string">
            <text:p text:style-name="P88">Changement de la grille : script de grille doit obliger les <text:s/>objet déjà placés à se coller à une ancre une fois la grille générée.</text:p>
          </table:table-cell>
          <table:table-cell table:style-name="Table4.B36" office:value-type="string">
            <text:p text:style-name="P79">4</text:p>
          </table:table-cell>
          <table:table-cell table:style-name="Table4.C36" office:value-type="string">
            <text:p text:style-name="P79">12</text:p>
          </table:table-cell>
          <table:table-cell table:style-name="Table4.D36" office:value-type="string">
            <text:p text:style-name="P79">4</text:p>
          </table:table-cell>
        </table:table-row>
        <table:table-row table:style-name="Table4.1">
          <table:table-cell table:style-name="Table4.A37" office:value-type="string">
            <text:p text:style-name="P85">Add script : Se connecter </text:p>
          </table:table-cell>
          <table:table-cell table:style-name="Table4.B37" office:value-type="string">
            <text:p text:style-name="P79">4</text:p>
          </table:table-cell>
          <table:table-cell table:style-name="Table4.C37" office:value-type="string">
            <text:p text:style-name="P79">6</text:p>
          </table:table-cell>
          <table:table-cell table:style-name="Table4.D37" office:value-type="string">
            <text:p text:style-name="P79">4</text:p>
          </table:table-cell>
        </table:table-row>
        <table:table-row table:style-name="Table4.1">
          <table:table-cell table:style-name="Table4.A38" office:value-type="string">
            <text:p text:style-name="P89">Emplacement de porte à remplir</text:p>
          </table:table-cell>
          <table:table-cell table:style-name="Table4.B38" office:value-type="string">
            <text:p text:style-name="P79">3</text:p>
          </table:table-cell>
          <table:table-cell table:style-name="Table4.C38" office:value-type="string">
            <text:p text:style-name="P79">6</text:p>
          </table:table-cell>
          <table:table-cell table:style-name="Table4.D38" office:value-type="string">
            <text:p text:style-name="P79">3</text:p>
          </table:table-cell>
        </table:table-row>
        <table:table-row table:style-name="Table4.1">
          <table:table-cell table:style-name="Table4.A39" office:value-type="string">
            <text:p text:style-name="P87">Resize les interrupteurs</text:p>
          </table:table-cell>
          <table:table-cell table:style-name="Table4.B39" office:value-type="string">
            <text:p text:style-name="P79">2</text:p>
          </table:table-cell>
          <table:table-cell table:style-name="Table4.C39" office:value-type="string">
            <text:p text:style-name="P79">2</text:p>
          </table:table-cell>
          <table:table-cell table:style-name="Table4.D39" office:value-type="string">
            <text:p text:style-name="P79">1</text:p>
          </table:table-cell>
        </table:table-row>
        <table:table-row table:style-name="Table4.1">
          <table:table-cell table:style-name="Table4.A42" office:value-type="string">
            <text:p text:style-name="P86">Portes XOR, NAND, IDENT</text:p>
          </table:table-cell>
          <table:table-cell table:style-name="Table4.B42" office:value-type="string">
            <text:p text:style-name="P79">2</text:p>
          </table:table-cell>
          <table:table-cell table:style-name="Table4.C42" office:value-type="string">
            <text:p text:style-name="P79">1</text:p>
          </table:table-cell>
          <table:table-cell table:style-name="Table4.D42" office:value-type="string">
            <text:p text:style-name="P79">1</text:p>
          </table:table-cell>
        </table:table-row>
        <table:table-row table:style-name="Table4.1">
          <table:table-cell table:style-name="Table4.A41" office:value-type="string">
            <text:p text:style-name="P84">Travail sur les portes : Portes plus larges</text:p>
          </table:table-cell>
          <table:table-cell table:style-name="Table4.B41" office:value-type="string">
            <text:p text:style-name="P80">2</text:p>
          </table:table-cell>
          <table:table-cell table:style-name="Table4.C41" office:value-type="string">
            <text:p text:style-name="P69">4</text:p>
          </table:table-cell>
          <table:table-cell table:style-name="Table4.D41" office:value-type="string">
            <text:p text:style-name="P80">3</text:p>
          </table:table-cell>
        </table:table-row>
        <table:table-row table:style-name="Table4.42">
          <table:table-cell table:style-name="Table4.A42" office:value-type="string">
            <text:p text:style-name="P91">Apparence des Interrupteurs</text:p>
          </table:table-cell>
          <table:table-cell table:style-name="Table4.B42" office:value-type="string">
            <text:p text:style-name="P76">2</text:p>
          </table:table-cell>
          <table:table-cell table:style-name="Table4.C42" office:value-type="string">
            <text:p text:style-name="P76">6</text:p>
          </table:table-cell>
          <table:table-cell table:style-name="Table4.D42" office:value-type="string">
            <text:p text:style-name="P78">0</text:p>
          </table:table-cell>
        </table:table-row>
        <table:table-row table:style-name="Table4.1">
          <table:table-cell table:style-name="Table4.A43" office:value-type="string">
            <text:p text:style-name="P84"/>
          </table:table-cell>
          <table:table-cell table:style-name="Table4.B43" office:value-type="string">
            <text:p text:style-name="P90"/>
          </table:table-cell>
          <table:table-cell table:style-name="Table4.C43" office:value-type="string">
            <text:p text:style-name="P84"/>
          </table:table-cell>
          <table:table-cell table:style-name="Table4.D43" office:value-type="string">
            <text:p text:style-name="P90"/>
          </table:table-cell>
        </table:table-row>
        <table:table-row table:style-name="Table4.1">
          <table:table-cell table:style-name="Table4.A44" office:value-type="string">
            <text:p text:style-name="P33"/>
          </table:table-cell>
          <table:table-cell table:style-name="Table4.B44" office:value-type="string">
            <text:p text:style-name="P34"/>
          </table:table-cell>
          <table:table-cell table:style-name="Table4.C44" office:value-type="string">
            <text:p text:style-name="P35"/>
          </table:table-cell>
          <table:table-cell table:style-name="Table4.D44" office:value-type="string">
            <text:p text:style-name="P34"/>
          </table:table-cell>
        </table:table-row>
        <table:table-row table:style-name="Table4.1">
          <table:table-cell table:style-name="Table4.A45" office:value-type="string">
            <text:p text:style-name="P33">Amélioration de la barre des portes</text:p>
          </table:table-cell>
          <table:table-cell table:style-name="Table4.B45" office:value-type="string">
            <text:p text:style-name="P34">2</text:p>
          </table:table-cell>
          <table:table-cell table:style-name="Table4.C45" office:value-type="string">
            <text:p text:style-name="P35">1</text:p>
          </table:table-cell>
          <table:table-cell table:style-name="Table4.D45" office:value-type="string">
            <text:p text:style-name="P34">1</text:p>
          </table:table-cell>
        </table:table-row>
        <table:table-row table:style-name="Table4.1">
          <table:table-cell table:style-name="Table4.A46" office:value-type="string">
            <text:p text:style-name="P41">Modification des I/O en diode de valeur</text:p>
          </table:table-cell>
          <table:table-cell table:style-name="Table4.B46" office:value-type="string">
            <text:p text:style-name="P42">2</text:p>
          </table:table-cell>
          <table:table-cell table:style-name="Table4.C46" office:value-type="string">
            <text:p text:style-name="P42">6</text:p>
          </table:table-cell>
          <table:table-cell table:style-name="Table4.D46" office:value-type="string">
            <text:p text:style-name="P42">2</text:p>
          </table:table-cell>
        </table:table-row>
        <table:table-row table:style-name="Table4.1">
          <table:table-cell table:style-name="Table4.A47" office:value-type="string">
            <text:p text:style-name="P40">Apparence des portes</text:p>
          </table:table-cell>
          <table:table-cell table:style-name="Table4.B47" office:value-type="string">
            <text:p text:style-name="P42">2</text:p>
          </table:table-cell>
          <table:table-cell table:style-name="Table4.C47" office:value-type="string">
            <text:p text:style-name="P42">6</text:p>
          </table:table-cell>
          <table:table-cell table:style-name="Table4.D47" office:value-type="string">
            <text:p text:style-name="P42">2</text:p>
          </table:table-cell>
        </table:table-row>
        <table:table-row table:style-name="Table4.1">
          <table:table-cell table:style-name="Table4.A48" office:value-type="string">
            <text:p text:style-name="P33">Algo des cables</text:p>
          </table:table-cell>
          <table:table-cell table:style-name="Table4.B48" office:value-type="string">
            <text:p text:style-name="P42">2</text:p>
          </table:table-cell>
          <table:table-cell table:style-name="Table4.C48" office:value-type="string">
            <text:p text:style-name="P35">12</text:p>
          </table:table-cell>
          <table:table-cell table:style-name="Table4.D48" office:value-type="string">
            <text:p text:style-name="P34">4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  <style:text-properties officeooo:rsid="00435a21" officeooo:paragraph-rsid="00435a21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495a53"/>
    </style:style>
    <style:style style:name="MT2" style:family="text">
      <style:text-properties officeooo:rsid="00435a21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4"><draw:image xlink:href="Pictures/10000000000001930000007DAB44DCF82E707E3D.jpg" xlink:type="simple" xlink:show="embed" xlink:actuate="onLoad"/></draw:frame>8</text:p>
        <text:p text:style-name="MP2"><text:span text:style-name="MT1">14</text:span>/1<text:span text:style-name="MT2">1</text:span>/2018</text:p>
        <text:p text:style-name="MP3">Projet Phase 2 / <text:s/>X</text:p>
        <text:p text:style-name="MP2">Cédric, Jeremy, Jordan, William</text:p>
      </style:header>
      <style:footer>
        <text:p text:style-name="MP4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28T17:12:19.234177607</dc:date>
    <meta:editing-duration>PT12H35M28S</meta:editing-duration>
    <meta:editing-cycles>39</meta:editing-cycles>
    <meta:document-statistic meta:table-count="4" meta:image-count="1" meta:object-count="0" meta:page-count="5" meta:paragraph-count="273" meta:word-count="890" meta:character-count="4679" meta:non-whitespace-character-count="4036"/>
  </office:meta>
</office:document-meta>
</file>